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arial" svg:font-family="arial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dotted #000000"/>
    </style:style>
    <style:style style:name="Tabela1.A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1.4" style:family="table-row">
      <style:table-row-properties style:min-row-height="7.213cm"/>
    </style:style>
    <style:style style:name="Tabela2" style:family="table">
      <style:table-properties style:width="8.511cm" table:align="left"/>
    </style:style>
    <style:style style:name="Tabela2.A" style:family="table-column">
      <style:table-column-properties style:column-width="4.3cm"/>
    </style:style>
    <style:style style:name="Tabela2.B" style:family="table-column">
      <style:table-column-properties style:column-width="4.2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6.806cm" table:align="margins" style:writing-mode="page"/>
    </style:style>
    <style:style style:name="Tabela3.A" style:family="table-column">
      <style:table-column-properties style:column-width="16.806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06cm" table:align="margins" style:writing-mode="page"/>
    </style:style>
    <style:style style:name="Tabela4.A" style:family="table-column">
      <style:table-column-properties style:column-width="6.823cm" style:rel-column-width="26607*"/>
    </style:style>
    <style:style style:name="Tabela4.B" style:family="table-column">
      <style:table-column-properties style:column-width="9.984cm" style:rel-column-width="38928*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fo:keep-together="always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06cm" table:align="margins" style:writing-mode="page"/>
    </style:style>
    <style:style style:name="Tabela6.A" style:family="table-column">
      <style:table-column-properties style:column-width="16.806cm" style:rel-column-width="65535*"/>
    </style:style>
    <style:style style:name="Tabela6.A1" style:family="table-cell">
      <style:table-cell-properties fo:padding="0.097cm" fo:border="0.05pt solid #000000"/>
    </style:style>
    <style:style style:name="Tabela6.2" style:family="table-row">
      <style:table-row-properties style:min-row-height="3.348cm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06cm" table:align="margins" style:writing-mode="page"/>
    </style:style>
    <style:style style:name="Tabela7.A" style:family="table-column">
      <style:table-column-properties style:column-width="16.806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06cm" table:align="margins" style:writing-mode="page"/>
    </style:style>
    <style:style style:name="Tabela8.A" style:family="table-column">
      <style:table-column-properties style:column-width="16.806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806cm" table:align="margins" style:writing-mode="page"/>
    </style:style>
    <style:style style:name="Tabela9.A" style:family="table-column">
      <style:table-column-properties style:column-width="16.806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612cm" table:align="margins"/>
    </style:style>
    <style:style style:name="Tabela10.A" style:family="table-column">
      <style:table-column-properties style:column-width="3.281cm" style:rel-column-width="12942*"/>
    </style:style>
    <style:style style:name="Tabela10.B" style:family="table-column">
      <style:table-column-properties style:column-width="13.331cm" style:rel-column-width="52593*"/>
    </style:style>
    <style:style style:name="Tabela10.1" style:family="table-row">
      <style:table-row-properties style:min-row-height="0.397cm"/>
    </style:style>
    <style:style style:name="Tabela10.A1" style:family="table-cell">
      <style:table-cell-properties fo:padding="0.097cm" fo:border="none"/>
    </style:style>
    <style:style style:name="Tabela5" style:family="table">
      <style:table-properties style:width="16.806cm" table:align="margins" style:writing-mode="page"/>
    </style:style>
    <style:style style:name="Tabela5.A" style:family="table-column">
      <style:table-column-properties style:column-width="16.806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0.209cm" table:align="left" fo:background-color="transparent" style:shadow="none">
        <style:background-image/>
      </style:table-properties>
    </style:style>
    <style:style style:name="Tabela11.A" style:family="table-column">
      <style:table-column-properties style:column-width="1.808cm"/>
    </style:style>
    <style:style style:name="Tabela11.B" style:family="table-column">
      <style:table-column-properties style:column-width="1.191cm"/>
    </style:style>
    <style:style style:name="Tabela11.C" style:family="table-column">
      <style:table-column-properties style:column-width="1.411cm"/>
    </style:style>
    <style:style style:name="Tabela11.D" style:family="table-column">
      <style:table-column-properties style:column-width="1.984cm"/>
    </style:style>
    <style:style style:name="Tabela11.E" style:family="table-column">
      <style:table-column-properties style:column-width="1.896cm"/>
    </style:style>
    <style:style style:name="Tabela11.F" style:family="table-column">
      <style:table-column-properties style:column-width="1.919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F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8pt" fo:font-weight="bold" officeooo:rsid="000ab14f" officeooo:paragraph-rsid="000ab14f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onsolas" fo:font-size="8pt" fo:font-weight="bold" officeooo:rsid="000ab14f" officeooo:paragraph-rsid="002ff604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onsolas" fo:font-size="8pt" fo:font-weight="bold" officeooo:rsid="000ef5a2" officeooo:paragraph-rsid="001aea1c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nsolas" fo:font-size="6pt" officeooo:rsid="000ab14f" officeooo:paragraph-rsid="000ab14f" style:font-size-asian="6pt" style:font-size-complex="6pt"/>
    </style:style>
    <style:style style:name="P5" style:family="paragraph" style:parent-style-name="Standard">
      <style:text-properties style:font-name="Consolas" fo:font-size="6pt" officeooo:rsid="000ab14f" officeooo:paragraph-rsid="002ff604" style:font-size-asian="6pt" style:font-size-complex="6pt"/>
    </style:style>
    <style:style style:name="P6" style:family="paragraph" style:parent-style-name="Standard">
      <style:text-properties style:font-name="Consolas" fo:font-size="6pt" fo:font-style="italic" officeooo:rsid="000ab14f" officeooo:paragraph-rsid="000ab14f" style:font-size-asian="6pt" style:font-style-asian="italic" style:font-size-complex="6pt" style:font-style-complex="italic"/>
    </style:style>
    <style:style style:name="P7" style:family="paragraph" style:parent-style-name="Standard">
      <style:text-properties style:font-name="Consolas" fo:font-size="6pt" fo:font-style="italic" officeooo:rsid="000ab14f" officeooo:paragraph-rsid="002ff604" style:font-size-asian="6pt" style:font-style-asian="italic" style:font-size-complex="6pt" style:font-style-complex="italic"/>
    </style:style>
    <style:style style:name="P8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e00f4" style:font-size-asian="5.25pt" style:font-weight-asian="bold" style:font-size-complex="6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c97da" style:font-size-asian="5.25pt" style:font-weight-asian="bold" style:font-size-complex="6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c97da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1ecd67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officeooo:paragraph-rsid="001ecd67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6c60" officeooo:paragraph-rsid="001ecd67" style:font-size-asian="6pt" style:font-size-complex="6pt"/>
    </style:style>
    <style:style style:name="P16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5a2" officeooo:paragraph-rsid="000ef5a2" style:font-size-asian="6pt" style:font-size-complex="6pt"/>
    </style:style>
    <style:style style:name="P17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971" officeooo:paragraph-rsid="000ef971" style:font-size-asian="6pt" style:font-size-complex="6pt"/>
    </style:style>
    <style:style style:name="P18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12c0c5" officeooo:paragraph-rsid="0012c0c5" style:font-size-asian="6pt" style:font-style-asian="normal" style:font-size-complex="6pt" style:font-style-complex="normal"/>
    </style:style>
    <style:style style:name="P19" style:family="paragraph" style:parent-style-name="Table_20_Contents">
      <style:text-properties fo:font-variant="normal" fo:text-transform="none" fo:color="#000000" style:font-name="source code pro" fo:font-size="6pt" fo:letter-spacing="normal" fo:font-style="italic" fo:font-weight="normal" officeooo:rsid="0012c0c5" officeooo:paragraph-rsid="0012c0c5" style:font-size-asian="6pt" style:font-style-asian="italic" style:font-size-complex="6pt" style:font-style-complex="italic"/>
    </style:style>
    <style:style style:name="P20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21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aea1c" officeooo:paragraph-rsid="001aea1c" style:font-size-asian="6pt" style:font-size-complex="6pt"/>
    </style:style>
    <style:style style:name="P22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paragraph-rsid="001aea1c" style:font-size-asian="6pt" style:font-size-complex="6pt"/>
    </style:style>
    <style:style style:name="P23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c0e8e" officeooo:paragraph-rsid="001c0e8e" style:font-size-asian="6pt" style:font-size-complex="6pt"/>
    </style:style>
    <style:style style:name="P24" style:family="paragraph" style:parent-style-name="Table_20_Contents">
      <style:text-properties style:font-name="Consolas" fo:font-size="6pt" officeooo:rsid="00184dea" officeooo:paragraph-rsid="001aea1c" style:font-size-asian="6pt" style:font-size-complex="6pt"/>
    </style:style>
    <style:style style:name="P25" style:family="paragraph" style:parent-style-name="Table_20_Contents">
      <style:text-properties style:font-name="Consolas" fo:font-size="6pt" officeooo:rsid="00184dea" officeooo:paragraph-rsid="001c0e8e" style:font-size-asian="6pt" style:font-size-complex="6pt"/>
    </style:style>
    <style:style style:name="P26" style:family="paragraph" style:parent-style-name="Table_20_Contents">
      <style:text-properties style:font-name="Consolas" fo:font-size="6pt" officeooo:rsid="001aea1c" officeooo:paragraph-rsid="001aea1c" style:font-size-asian="6pt" style:font-size-complex="6pt"/>
    </style:style>
    <style:style style:name="P27" style:family="paragraph" style:parent-style-name="Table_20_Contents">
      <style:text-properties style:font-name="Consolas" fo:font-size="6pt" officeooo:rsid="0012e46d" officeooo:paragraph-rsid="0012e46d" style:font-size-asian="6pt" style:font-size-complex="6pt"/>
    </style:style>
    <style:style style:name="P28" style:family="paragraph" style:parent-style-name="Table_20_Contents">
      <style:text-properties style:font-name="Consolas" fo:font-size="6pt" officeooo:rsid="0012e46d" officeooo:paragraph-rsid="0012fa9f" style:font-size-asian="6pt" style:font-size-complex="6pt"/>
    </style:style>
    <style:style style:name="P29" style:family="paragraph" style:parent-style-name="Table_20_Contents">
      <style:text-properties style:font-name="Consolas" fo:font-size="6pt" officeooo:rsid="0012fa9f" officeooo:paragraph-rsid="0012fa9f" style:font-size-asian="6pt" style:font-size-complex="6pt"/>
    </style:style>
    <style:style style:name="P30" style:family="paragraph" style:parent-style-name="Table_20_Contents">
      <style:text-properties style:font-name="Consolas" fo:font-size="6pt" officeooo:rsid="0013d60d" officeooo:paragraph-rsid="0013d60d" style:font-size-asian="6pt" style:font-size-complex="6pt"/>
    </style:style>
    <style:style style:name="P31" style:family="paragraph" style:parent-style-name="Table_20_Contents">
      <style:text-properties style:font-name="Consolas" fo:font-size="6pt" officeooo:rsid="000ef5a2" officeooo:paragraph-rsid="000db5fd" style:font-size-asian="6pt" style:font-size-complex="6pt"/>
    </style:style>
    <style:style style:name="P32" style:family="paragraph" style:parent-style-name="Table_20_Contents">
      <style:text-properties style:font-name="Consolas" fo:font-size="6pt" officeooo:rsid="000ef5a2" officeooo:paragraph-rsid="000ef5a2" style:font-size-asian="6pt" style:font-size-complex="6pt"/>
    </style:style>
    <style:style style:name="P33" style:family="paragraph" style:parent-style-name="Table_20_Contents">
      <style:text-properties style:font-name="Consolas" fo:font-size="6pt" officeooo:rsid="001c6c60" officeooo:paragraph-rsid="001c6c60" style:font-size-asian="6pt" style:font-size-complex="6pt"/>
    </style:style>
    <style:style style:name="P34" style:family="paragraph" style:parent-style-name="Table_20_Contents">
      <style:text-properties style:font-name="Consolas" fo:font-size="6pt" officeooo:rsid="001c97da" officeooo:paragraph-rsid="001c97da" style:font-size-asian="6pt" style:font-size-complex="6pt"/>
    </style:style>
    <style:style style:name="P35" style:family="paragraph" style:parent-style-name="Table_20_Contents">
      <style:text-properties style:font-name="Consolas" fo:font-size="6pt" officeooo:paragraph-rsid="001aea1c" style:font-size-asian="6pt" style:font-size-complex="6pt"/>
    </style:style>
    <style:style style:name="P36" style:family="paragraph" style:parent-style-name="Table_20_Contents">
      <style:text-properties style:font-name="Consolas" fo:font-size="6pt" officeooo:rsid="001c0e8e" officeooo:paragraph-rsid="001c0e8e" style:font-size-asian="6pt" style:font-size-complex="6pt"/>
    </style:style>
    <style:style style:name="P37" style:family="paragraph" style:parent-style-name="Table_20_Contents">
      <style:text-properties style:font-name="Consolas" fo:font-size="6pt" officeooo:rsid="000db5fd" officeooo:paragraph-rsid="000ef5a2" style:font-size-asian="6pt" style:font-size-complex="6pt"/>
    </style:style>
    <style:style style:name="P38" style:family="paragraph" style:parent-style-name="Table_20_Contents">
      <style:text-properties style:font-name="Consolas" fo:font-size="6pt" officeooo:rsid="000ef971" officeooo:paragraph-rsid="000ef971" style:font-size-asian="6pt" style:font-size-complex="6pt"/>
    </style:style>
    <style:style style:name="P39" style:family="paragraph" style:parent-style-name="Table_20_Contents">
      <style:text-properties style:font-name="Consolas" fo:font-size="6pt" officeooo:rsid="0012c0c5" officeooo:paragraph-rsid="0012c0c5" style:font-size-asian="6pt" style:font-size-complex="6pt"/>
    </style:style>
    <style:style style:name="P40" style:family="paragraph" style:parent-style-name="Table_20_Contents">
      <style:text-properties style:font-name="Consolas" fo:font-size="6pt" fo:font-style="normal" fo:font-weight="bold" officeooo:rsid="002343c4" officeooo:paragraph-rsid="0024fbd3" style:font-size-asian="6pt" style:font-style-asian="normal" style:font-weight-asian="bold" style:font-size-complex="6pt" style:font-style-complex="normal" style:font-weight-complex="bold"/>
    </style:style>
    <style:style style:name="P41" style:family="paragraph" style:parent-style-name="Table_20_Contents">
      <style:text-properties style:font-name="Consolas" fo:font-size="6pt" fo:font-style="normal" officeooo:rsid="0012c0c5" officeooo:paragraph-rsid="0012c0c5" style:font-size-asian="6pt" style:font-style-asian="normal" style:font-size-complex="6pt" style:font-style-complex="normal"/>
    </style:style>
    <style:style style:name="P42" style:family="paragraph" style:parent-style-name="Table_20_Contents">
      <style:text-properties style:font-name="Consolas" fo:font-size="6pt" fo:font-style="italic" officeooo:rsid="002343c4" officeooo:paragraph-rsid="0024fbd3" style:font-size-asian="6pt" style:font-style-asian="italic" style:font-size-complex="6pt" style:font-style-complex="italic"/>
    </style:style>
    <style:style style:name="P43" style:family="paragraph" style:parent-style-name="Table_20_Contents">
      <style:text-properties style:font-name="Consolas" fo:font-size="6pt" fo:font-style="italic" officeooo:rsid="002343c4" officeooo:paragraph-rsid="00247869" style:font-size-asian="6pt" style:font-style-asian="italic" style:font-size-complex="6pt" style:font-style-complex="italic"/>
    </style:style>
    <style:style style:name="P44" style:family="paragraph" style:parent-style-name="Table_20_Contents">
      <style:text-properties style:font-name="Consolas" fo:font-size="6pt" fo:font-style="italic" officeooo:rsid="002343c4" officeooo:paragraph-rsid="002343c4" style:font-size-asian="6pt" style:font-style-asian="italic" style:font-size-complex="6pt" style:font-style-complex="italic"/>
    </style:style>
    <style:style style:name="P45" style:family="paragraph" style:parent-style-name="Table_20_Contents">
      <style:text-properties style:font-name="Consolas" fo:font-size="6pt" fo:font-style="italic" officeooo:rsid="0021adbc" officeooo:paragraph-rsid="002343c4" style:font-size-asian="6pt" style:font-style-asian="italic" style:font-size-complex="6pt" style:font-style-complex="italic"/>
    </style:style>
    <style:style style:name="P46" style:family="paragraph" style:parent-style-name="Table_20_Contents">
      <style:text-properties style:font-name="Consolas" fo:font-size="6pt" fo:font-style="italic" officeooo:rsid="00247869" officeooo:paragraph-rsid="00247869" style:font-size-asian="6pt" style:font-style-asian="italic" style:font-size-complex="6pt" style:font-style-complex="italic"/>
    </style:style>
    <style:style style:name="P47" style:family="paragraph" style:parent-style-name="Table_20_Contents">
      <style:text-properties style:font-name="Consolas" fo:font-size="6pt" fo:font-style="italic" fo:font-weight="bold" officeooo:rsid="0021adbc" officeooo:paragraph-rsid="002343c4" style:font-size-asian="6pt" style:font-style-asian="italic" style:font-weight-asian="bold" style:font-size-complex="6pt" style:font-style-complex="italic" style:font-weight-complex="bold"/>
    </style:style>
    <style:style style:name="P48" style:family="paragraph" style:parent-style-name="Table_20_Contents">
      <style:text-properties style:font-name="Consolas" fo:font-size="6pt" officeooo:rsid="0029d119" officeooo:paragraph-rsid="0029d119" style:font-name-asian="NSimSun" style:font-size-asian="6pt" style:font-name-complex="Liberation Mono" style:font-size-complex="6pt"/>
    </style:style>
    <style:style style:name="P49" style:family="paragraph" style:parent-style-name="Table_20_Contents">
      <style:text-properties style:font-name="Consolas" fo:font-size="8pt" fo:font-weight="bold" officeooo:rsid="000ef5a2" officeooo:paragraph-rsid="000ef5a2" style:font-size-asian="8pt" style:font-weight-asian="bold" style:font-size-complex="8pt" style:font-weight-complex="bold"/>
    </style:style>
    <style:style style:name="P50" style:family="paragraph" style:parent-style-name="Table_20_Contents">
      <style:text-properties style:font-name="Consolas" fo:font-size="8pt" fo:font-weight="bold" officeooo:rsid="0012e46d" officeooo:paragraph-rsid="0012e46d" style:font-size-asian="8pt" style:font-weight-asian="bold" style:font-size-complex="8pt" style:font-weight-complex="bold"/>
    </style:style>
    <style:style style:name="P51" style:family="paragraph" style:parent-style-name="Table_20_Contents">
      <style:text-properties style:font-name="Consolas" fo:font-size="8pt" fo:font-weight="bold" officeooo:rsid="00174e0d" officeooo:paragraph-rsid="001aea1c" style:font-size-asian="8pt" style:font-weight-asian="bold" style:font-size-complex="8pt" style:font-weight-complex="bold"/>
    </style:style>
    <style:style style:name="P52" style:family="paragraph" style:parent-style-name="Table_20_Contents">
      <style:text-properties style:font-name="Consolas" fo:font-size="8pt" fo:font-weight="bold" officeooo:rsid="001c6c60" officeooo:paragraph-rsid="001c6c60" style:font-size-asian="8pt" style:font-weight-asian="bold" style:font-size-complex="8pt" style:font-weight-complex="bold"/>
    </style:style>
    <style:style style:name="P53" style:family="paragraph" style:parent-style-name="Table_20_Contents">
      <style:text-properties style:font-name="Consolas" fo:font-size="8pt" fo:font-weight="bold" officeooo:rsid="0025fec0" officeooo:paragraph-rsid="0025fec0" style:font-size-asian="8pt" style:font-weight-asian="bold" style:font-size-complex="8pt" style:font-weight-complex="bold"/>
    </style:style>
    <style:style style:name="P54" style:family="paragraph" style:parent-style-name="Table_20_Contents">
      <style:text-properties style:font-name="Consolas" fo:font-size="8pt" fo:font-weight="bold" officeooo:rsid="003161f6" officeooo:paragraph-rsid="003161f6" style:font-size-asian="8pt" style:font-weight-asian="bold" style:font-size-complex="8pt" style:font-weight-complex="bold"/>
    </style:style>
    <style:style style:name="P55" style:family="paragraph" style:parent-style-name="Table_20_Contents">
      <style:text-properties style:font-name="Consolas" fo:font-size="8pt" style:font-size-asian="8pt" style:font-size-complex="8pt"/>
    </style:style>
    <style:style style:name="P56" style:family="paragraph" style:parent-style-name="Table_20_Contents">
      <style:text-properties style:font-name="Consolas" fo:font-size="8pt" fo:font-style="normal" fo:font-weight="bold" officeooo:rsid="0021adbc" officeooo:paragraph-rsid="0021adbc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style:text-properties style:font-name="Consolas" fo:font-size="7pt" fo:font-weight="bold" officeooo:rsid="001c6c60" officeooo:paragraph-rsid="001e00f4" style:font-size-asian="7pt" style:font-weight-asian="bold" style:font-size-complex="7pt" style:font-weight-complex="bold"/>
    </style:style>
    <style:style style:name="P58" style:family="paragraph" style:parent-style-name="Table_20_Contents">
      <style:text-properties style:font-name="Consolas" fo:font-size="7pt" fo:font-weight="bold" officeooo:rsid="001c97da" officeooo:paragraph-rsid="001c97da" style:font-size-asian="7pt" style:font-weight-asian="bold" style:font-size-complex="7pt" style:font-weight-complex="bold"/>
    </style:style>
    <style:style style:name="P59" style:family="paragraph" style:parent-style-name="Table_20_Contents">
      <style:text-properties fo:font-size="6pt" officeooo:paragraph-rsid="001aea1c"/>
    </style:style>
    <style:style style:name="P60" style:family="paragraph" style:parent-style-name="Table_20_Contents">
      <style:text-properties fo:font-size="6pt" officeooo:paragraph-rsid="001c0e8e"/>
    </style:style>
    <style:style style:name="P61" style:family="paragraph" style:parent-style-name="Table_20_Contents">
      <style:text-properties fo:font-size="6pt" officeooo:rsid="00195efe" officeooo:paragraph-rsid="001aea1c"/>
    </style:style>
    <style:style style:name="P62" style:family="paragraph" style:parent-style-name="Table_20_Contents">
      <style:text-properties officeooo:paragraph-rsid="000ef5a2"/>
    </style:style>
    <style:style style:name="P63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64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9d119" officeooo:paragraph-rsid="0029d119" style:font-size-asian="6pt" style:font-size-complex="6pt"/>
    </style:style>
    <style:style style:name="P6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6c6bf" style:font-size-asian="6pt" style:font-size-complex="6pt"/>
    </style:style>
    <style:style style:name="P6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9d119" style:font-size-asian="6pt" style:font-size-complex="6pt"/>
    </style:style>
    <style:style style:name="P6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b8bcd" officeooo:paragraph-rsid="002b8bcd" style:font-size-asian="6pt" style:font-size-complex="6pt"/>
    </style:style>
    <style:style style:name="P6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7d0f6" style:font-size-asian="6pt" style:font-size-complex="6pt"/>
    </style:style>
    <style:style style:name="P6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db0fa" officeooo:paragraph-rsid="002db0fa" style:font-size-asian="6pt" style:font-size-complex="6pt"/>
    </style:style>
    <style:style style:name="P7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cb1db" officeooo:paragraph-rsid="002cb1db" style:font-size-asian="6pt" style:font-style-asian="normal" style:font-size-complex="6pt" style:font-style-complex="normal"/>
    </style:style>
    <style:style style:name="P7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72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9d119" style:font-name-asian="NSimSun" style:font-size-asian="6pt" style:font-name-complex="Liberation Mono" style:font-size-complex="6pt"/>
    </style:style>
    <style:style style:name="P73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74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6c6bf" style:font-size-asian="6pt" style:font-weight-asian="bold" style:font-size-complex="6pt" style:font-weight-complex="bold"/>
    </style:style>
    <style:style style:name="P7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db0fa" style:font-size-asian="6pt" style:font-weight-asian="bold" style:font-size-complex="6pt" style:font-weight-complex="bold"/>
    </style:style>
    <style:style style:name="P7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weight-asian="bold" style:font-size-complex="6pt" style:font-weight-complex="bold"/>
    </style:style>
    <style:style style:name="P7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style-asian="normal" style:font-weight-asian="bold" style:font-size-complex="6pt" style:font-style-complex="normal" style:font-weight-complex="bold"/>
    </style:style>
    <style:style style:name="P7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79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80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81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size-complex="6pt" style:font-style-complex="normal"/>
    </style:style>
    <style:style style:name="P82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3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ize-complex="6pt"/>
    </style:style>
    <style:style style:name="P84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5" style:family="paragraph" style:parent-style-name="Standard" style:list-style-name="L1">
      <style:text-properties fo:color="#2a00ff" style:font-name="Consolas" fo:font-size="6pt" officeooo:paragraph-rsid="0033dc3a" style:font-size-asian="6pt" style:font-size-complex="6pt"/>
    </style:style>
    <style:style style:name="P86" style:family="paragraph" style:parent-style-name="Standard" style:list-style-name="L2">
      <style:text-properties fo:color="#2a00ff" style:font-name="Consolas1" fo:font-size="6pt" officeooo:paragraph-rsid="00369a8b" style:font-size-asian="6pt" style:font-size-complex="6pt"/>
    </style:style>
    <style:style style:name="P87" style:family="paragraph" style:parent-style-name="Standard" style:list-style-name="L2">
      <style:text-properties officeooo:paragraph-rsid="0037736d"/>
    </style:style>
    <style:style style:name="P88" style:family="paragraph" style:parent-style-name="Standard" style:list-style-name="L2">
      <style:text-properties officeooo:paragraph-rsid="00369a8b"/>
    </style:style>
    <style:style style:name="P89" style:family="paragraph" style:parent-style-name="Standard" style:list-style-name="L2">
      <style:paragraph-properties fo:line-height="100%"/>
      <style:text-properties fo:color="#000000" style:font-name="Consolas" fo:font-size="6pt" officeooo:rsid="0043fdcc" officeooo:paragraph-rsid="0043fdcc" style:font-size-asian="6pt" style:font-size-complex="6pt"/>
    </style:style>
    <style:style style:name="P90" style:family="paragraph" style:parent-style-name="Standard" style:list-style-name="L2">
      <style:paragraph-properties fo:line-height="100%"/>
      <style:text-properties fo:color="#000000" style:font-name="Consolas" fo:font-size="6pt" officeooo:rsid="003d6740" officeooo:paragraph-rsid="0040252f" style:font-size-asian="6pt" style:font-size-complex="6pt"/>
    </style:style>
    <style:style style:name="P91" style:family="paragraph" style:parent-style-name="Standard" style:list-style-name="L2">
      <style:paragraph-properties fo:line-height="115%"/>
      <style:text-properties fo:color="#000000" style:font-name="Consolas" fo:font-size="6pt" officeooo:rsid="004221fa" officeooo:paragraph-rsid="004221fa" style:font-size-asian="6pt" style:font-size-complex="6pt"/>
    </style:style>
    <style:style style:name="P92" style:family="paragraph" style:parent-style-name="Standard" style:list-style-name="L2">
      <style:paragraph-properties fo:line-height="115%"/>
      <style:text-properties officeooo:rsid="003d6740" officeooo:paragraph-rsid="0040252f"/>
    </style:style>
    <style:style style:name="P93" style:family="paragraph" style:parent-style-name="Standard" style:list-style-name="L2">
      <style:paragraph-properties fo:line-height="115%"/>
      <style:text-properties officeooo:rsid="004221fa" officeooo:paragraph-rsid="004221fa"/>
    </style:style>
    <style:style style:name="P94" style:family="paragraph" style:parent-style-name="Standard" style:list-style-name="L2">
      <style:paragraph-properties fo:line-height="115%"/>
      <style:text-properties fo:font-weight="normal" officeooo:rsid="004221fa" officeooo:paragraph-rsid="004221fa" style:font-weight-asian="normal" style:font-weight-complex="normal"/>
    </style:style>
    <style:style style:name="P95" style:family="paragraph" style:parent-style-name="Standard" style:list-style-name="L2">
      <style:paragraph-properties fo:line-height="115%"/>
      <style:text-properties officeooo:paragraph-rsid="0043746f"/>
    </style:style>
    <style:style style:name="P96" style:family="paragraph" style:parent-style-name="Standard" style:list-style-name="L2">
      <style:text-properties fo:font-size="6pt" officeooo:paragraph-rsid="0033dc3a" style:font-size-asian="6pt" style:font-size-complex="6pt"/>
    </style:style>
    <style:style style:name="P97" style:family="paragraph" style:parent-style-name="Standard">
      <style:text-properties style:font-name="Consolas" fo:font-size="8pt" fo:font-weight="bold" officeooo:rsid="000ab14f" officeooo:paragraph-rsid="000ab14f" style:font-size-asian="8pt" style:font-weight-asian="bold" style:font-size-complex="8pt" style:font-weight-complex="bold"/>
    </style:style>
    <style:style style:name="P98" style:family="paragraph" style:parent-style-name="Standard" style:list-style-name="L2">
      <style:paragraph-properties fo:margin-top="0cm" fo:margin-bottom="0cm" loext:contextual-spacing="false" fo:line-height="115%"/>
      <style:text-properties officeooo:rsid="0039370e" officeooo:paragraph-rsid="003e6ab5"/>
    </style:style>
    <style:style style:name="P99" style:family="paragraph" style:parent-style-name="Standard" style:list-style-name="L2">
      <style:paragraph-properties fo:margin-top="0cm" fo:margin-bottom="0cm" loext:contextual-spacing="false" fo:line-height="150%"/>
      <style:text-properties officeooo:rsid="0039370e" officeooo:paragraph-rsid="003e6ab5"/>
    </style:style>
    <style:style style:name="P100" style:family="paragraph" style:parent-style-name="Standard" style:list-style-name="L2">
      <style:paragraph-properties fo:margin-top="0cm" fo:margin-bottom="0cm" loext:contextual-spacing="false" fo:line-height="150%"/>
      <style:text-properties officeooo:rsid="0039370e" officeooo:paragraph-rsid="003be198"/>
    </style:style>
    <style:style style:name="P101" style:family="paragraph" style:parent-style-name="Standard" style:list-style-name="L2">
      <style:paragraph-properties fo:margin-top="0cm" fo:margin-bottom="0cm" loext:contextual-spacing="false" fo:line-height="150%"/>
      <style:text-properties officeooo:rsid="0039370e" officeooo:paragraph-rsid="0039370e"/>
    </style:style>
    <style:style style:name="P102" style:family="paragraph" style:parent-style-name="Standard" style:list-style-name="L2">
      <style:paragraph-properties fo:margin-top="0cm" fo:margin-bottom="0cm" loext:contextual-spacing="false" fo:line-height="150%"/>
      <style:text-properties officeooo:rsid="00397a4c" officeooo:paragraph-rsid="00397a4c"/>
    </style:style>
    <style:style style:name="P103" style:family="paragraph" style:parent-style-name="Standard" style:list-style-name="L2">
      <style:paragraph-properties fo:margin-top="0cm" fo:margin-bottom="0cm" loext:contextual-spacing="false" fo:line-height="150%"/>
      <style:text-properties officeooo:rsid="00397a4c" officeooo:paragraph-rsid="003be198"/>
    </style:style>
    <style:style style:name="P104" style:family="paragraph" style:parent-style-name="Standard" style:list-style-name="L2">
      <style:paragraph-properties fo:margin-top="0cm" fo:margin-bottom="0cm" loext:contextual-spacing="false" fo:line-height="115%"/>
      <style:text-properties fo:color="#000000" style:font-name="Consolas" fo:font-size="8pt" fo:font-weight="bold" officeooo:rsid="0043fdcc" officeooo:paragraph-rsid="0043fdcc" style:font-size-asian="8pt" style:font-weight-asian="bold" style:font-size-complex="8pt" style:font-weight-complex="bold"/>
    </style:style>
    <style:style style:name="P105" style:family="paragraph" style:parent-style-name="Standard" style:list-style-name="L2">
      <style:paragraph-properties fo:margin-top="0cm" fo:margin-bottom="0cm" loext:contextual-spacing="false" fo:line-height="115%"/>
      <style:text-properties fo:color="#000000" style:font-name="Consolas" fo:font-size="6pt" officeooo:rsid="00397a4c" officeooo:paragraph-rsid="0043fdcc" style:font-size-asian="6pt" style:font-size-complex="6pt"/>
    </style:style>
    <style:style style:name="P106" style:family="paragraph" style:parent-style-name="Standard" style:list-style-name="L2">
      <style:paragraph-properties fo:margin-top="0cm" fo:margin-bottom="0cm" loext:contextual-spacing="false" fo:line-height="150%"/>
      <style:text-properties fo:color="#000000" style:font-name="Consolas" fo:font-size="6pt" officeooo:rsid="00397a4c" officeooo:paragraph-rsid="0040252f" style:font-size-asian="6pt" style:font-size-complex="6pt"/>
    </style:style>
    <style:style style:name="P107" style:family="paragraph" style:parent-style-name="Standard" style:list-style-name="L2">
      <style:paragraph-properties fo:margin-top="0cm" fo:margin-bottom="0cm" loext:contextual-spacing="false" fo:line-height="115%"/>
      <style:text-properties fo:color="#000000" style:font-name="Consolas" fo:font-size="6pt" officeooo:rsid="0043fdcc" officeooo:paragraph-rsid="0043fdcc" style:font-size-asian="6pt" style:font-size-complex="6pt"/>
    </style:style>
    <style:style style:name="P108" style:family="paragraph" style:parent-style-name="Standard" style:list-style-name="L2">
      <style:paragraph-properties fo:margin-top="0cm" fo:margin-bottom="0cm" loext:contextual-spacing="false" fo:line-height="115%"/>
      <style:text-properties officeooo:rsid="0040252f" officeooo:paragraph-rsid="0040252f"/>
    </style:style>
    <style:style style:name="P109" style:family="paragraph" style:parent-style-name="Standard" style:list-style-name="L2">
      <style:paragraph-properties fo:margin-top="0cm" fo:margin-bottom="0cm" loext:contextual-spacing="false" fo:line-height="115%"/>
      <style:text-properties officeooo:rsid="0043fdcc" officeooo:paragraph-rsid="0043fdcc"/>
    </style:style>
    <style:style style:name="P110" style:family="paragraph">
      <loext:graphic-properties draw:fill="solid" draw:fill-color="#eff0f1" draw:opacity="100%"/>
      <style:paragraph-properties fo:background-color="#eff0f1"/>
      <style:text-properties style:use-window-font-color="true" fo:font-size="6pt" fo:background-color="transparent" style:font-size-asian="6pt" style:font-size-complex="6pt"/>
    </style:style>
    <style:style style:name="P111" style:family="paragraph" style:parent-style-name="Table_20_Contents">
      <style:text-properties style:use-window-font-color="true" fo:font-size="6pt" fo:background-color="transparent" style:font-size-asian="6pt" style:font-size-complex="6pt"/>
    </style:style>
    <style:style style:name="P112" style:family="paragraph" style:parent-style-name="Preformatted_20_Text">
      <style:text-properties style:font-name="Consolas2" fo:font-size="9.75pt" fo:font-weight="normal" officeooo:rsid="000ab14f" officeooo:paragraph-rsid="0044f65c" style:font-size-asian="8pt" style:font-weight-asian="bold" style:font-size-complex="8pt" style:font-weight-complex="bold"/>
    </style:style>
    <style:style style:name="P113" style:family="paragraph" style:parent-style-name="Preformatted_20_Text">
      <style:text-properties fo:font-variant="normal" fo:text-transform="none" fo:color="#242729" style:font-name="Consolas2" fo:font-size="9.75pt" fo:letter-spacing="normal" fo:font-style="normal" fo:font-weight="normal" officeooo:rsid="000ab14f" officeooo:paragraph-rsid="0044f65c" style:font-size-asian="8pt" style:font-weight-asian="bold" style:font-size-complex="8pt" style:font-weight-complex="bold"/>
    </style:style>
    <style:style style:name="P114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fo:font-variant="normal" fo:text-transform="none" fo:color="#242729" style:font-name="Consolas2" fo:font-size="9.75pt" fo:letter-spacing="normal" fo:font-style="normal" fo:font-weight="normal"/>
    </style:style>
    <style:style style:name="P115" style:family="paragraph">
      <loext:graphic-properties draw:fill="solid" draw:fill-color="#eff0f1" draw:opacity="100%"/>
      <style:paragraph-properties fo:background-color="#eff0f1"/>
      <style:text-properties style:use-window-font-color="true" fo:font-size="6pt" fo:background-color="transparent" style:font-size-asian="6pt" style:font-size-complex="6pt"/>
    </style:style>
    <style:style style:name="T1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2" style:family="text">
      <style:text-properties fo:font-variant="normal" fo:text-transform="none" fo:color="#000000" style:font-name="source code pro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source code pro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4" style:family="text">
      <style:text-properties fo:font-variant="normal" fo:text-transform="none" fo:color="#000000" style:font-name="source code pro" fo:letter-spacing="normal" fo:font-weight="normal"/>
    </style:style>
    <style:style style:name="T5" style:family="text">
      <style:text-properties fo:font-variant="normal" fo:text-transform="none" fo:color="#000000" style:font-name="Consolas" fo:letter-spacing="normal" fo:font-style="normal" fo:font-weight="normal" style:font-size-asian="6pt" style:font-size-complex="6pt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184dea" style:font-size-asian="6pt" style:font-size-complex="6pt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195efe" style:font-size-asian="6pt" style:font-size-complex="6pt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1c0e8e" style:font-size-asian="6pt" style:font-size-complex="6pt"/>
    </style:style>
    <style:style style:name="T9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style:font-size-asian="6pt" loext:padding="0cm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style:font-size-asian="6pt" loext:padding="0cm" loext:border="none"/>
    </style:style>
    <style:style style:name="T12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Consolas" fo:letter-spacing="normal" fo:font-style="normal" fo:font-weight="bold" officeooo:rsid="001ecd67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Consolas" fo:font-size="6pt" fo:letter-spacing="normal" fo:font-style="normal" fo:font-weight="normal" fo:background-color="#ffffff" loext:char-shading-value="0" style:font-size-asian="6pt" style:font-size-complex="6pt" loext:padding="0cm" loext:border="none"/>
    </style:style>
    <style:style style:name="T15" style:family="text">
      <style:text-properties fo:font-variant="normal" fo:text-transform="none" fo:color="#000000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16" style:family="text">
      <style:text-properties fo:font-variant="normal" fo:text-transform="none" fo:color="#000000" style:font-name="Consolas" fo:font-size="6pt" fo:letter-spacing="normal" fo:font-style="normal" fo:font-weight="normal" officeooo:rsid="001e00f4" fo:background-color="#ffffff" loext:char-shading-value="0" style:font-size-asian="6pt" style:font-size-complex="6pt" loext:padding="0cm" loext:border="none"/>
    </style:style>
    <style:style style:name="T17" style:family="text">
      <style:text-properties fo:font-variant="normal" fo:text-transform="none" fo:color="#000000" style:font-name="Consolas" fo:font-size="6pt" fo:letter-spacing="normal" fo:font-style="normal" fo:font-weight="normal" officeooo:rsid="001ecd67" fo:background-color="#ffffff" loext:char-shading-value="0" style:font-size-asian="6pt" style:font-size-complex="6pt" loext:padding="0cm" loext:border="none"/>
    </style:style>
    <style:style style:name="T18" style:family="text">
      <style:text-properties fo:font-variant="normal" fo:text-transform="none" fo:color="#000000" style:font-name="Consolas" fo:font-size="6pt" fo:letter-spacing="normal" fo:font-style="italic" fo:font-weight="normal" officeooo:rsid="001c97da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style:font-name="Consolas" fo:font-size="6pt" fo:letter-spacing="normal" fo:font-style="italic" fo:font-weight="normal" officeooo:rsid="001ecd67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style:font-name="Consolas" fo:font-size="8pt" fo:letter-spacing="normal" fo:font-style="normal" fo:font-weight="bold" officeooo:rsid="001ecd67" fo:background-color="#ffffff" loext:char-shading-value="0" style:font-size-asian="8pt" style:font-weight-asian="bold" style:font-size-complex="8pt" style:font-weight-complex="bold" loext:padding="0cm" loext:border="none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95efe"/>
    </style:style>
    <style:style style:name="T23" style:family="text">
      <style:text-properties fo:font-variant="normal" fo:text-transform="none" fo:color="#000000" fo:letter-spacing="normal" fo:font-style="normal" fo:font-weight="normal" officeooo:rsid="001c0e8e"/>
    </style:style>
    <style:style style:name="T24" style:family="text">
      <style:text-properties fo:font-variant="normal" fo:text-transform="none" fo:color="#000000" style:text-line-through-style="solid" style:text-line-through-type="single" fo:letter-spacing="normal" fo:font-style="normal" fo:font-weight="normal" officeooo:rsid="001c0e8e"/>
    </style:style>
    <style:style style:name="T25" style:family="text">
      <style:text-properties fo:font-variant="normal" fo:text-transform="none" fo:color="#333333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26" style:family="text">
      <style:text-properties fo:font-variant="normal" fo:text-transform="none" fo:color="#242729" fo:letter-spacing="normal" fo:font-style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ef971" style:font-style-asian="italic" style:font-style-complex="italic"/>
    </style:style>
    <style:style style:name="T29" style:family="text">
      <style:text-properties officeooo:rsid="0012fa9f"/>
    </style:style>
    <style:style style:name="T30" style:family="text">
      <style:text-properties officeooo:rsid="0013d60d"/>
    </style:style>
    <style:style style:name="T31" style:family="text">
      <style:text-properties officeooo:rsid="001c97da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1c6c60" style:font-size-asian="8pt" style:font-size-complex="8pt"/>
    </style:style>
    <style:style style:name="T34" style:family="text">
      <style:text-properties officeooo:rsid="001ecd67"/>
    </style:style>
    <style:style style:name="T35" style:family="text">
      <style:text-properties officeooo:rsid="002343c4"/>
    </style:style>
    <style:style style:name="T36" style:family="text">
      <style:text-properties officeooo:rsid="00247869"/>
    </style:style>
    <style:style style:name="T37" style:family="text">
      <style:text-properties officeooo:rsid="0026e7d5"/>
    </style:style>
    <style:style style:name="T38" style:family="text">
      <style:text-properties style:font-name="arial"/>
    </style:style>
    <style:style style:name="T39" style:family="text">
      <style:text-properties style:font-name="arial" officeooo:rsid="0026e7d5"/>
    </style:style>
    <style:style style:name="T40" style:family="text">
      <style:text-properties style:font-name="arial" fo:font-style="italic" officeooo:rsid="0026e7d5" style:font-style-asian="italic" style:font-style-complex="italic"/>
    </style:style>
    <style:style style:name="T41" style:family="text">
      <style:text-properties style:font-name="arial" officeooo:rsid="002db0fa" style:font-style-asian="normal" style:font-style-complex="normal"/>
    </style:style>
    <style:style style:name="T42" style:family="text">
      <style:text-properties style:font-name="arial" officeooo:rsid="002db0fa"/>
    </style:style>
    <style:style style:name="T43" style:family="text">
      <style:text-properties style:font-name="arial" style:font-weight-asian="normal" style:font-weight-complex="normal"/>
    </style:style>
    <style:style style:name="T44" style:family="text">
      <style:text-properties style:font-name="arial" officeooo:rsid="0026e7d5" style:font-weight-asian="normal" style:font-weight-complex="normal"/>
    </style:style>
    <style:style style:name="T45" style:family="text">
      <style:text-properties officeooo:rsid="0029d119"/>
    </style:style>
    <style:style style:name="T46" style:family="text">
      <style:text-properties officeooo:rsid="002cb1db"/>
    </style:style>
    <style:style style:name="T47" style:family="text">
      <style:text-properties fo:color="#333333" style:font-name="Consolas" fo:font-size="6pt" fo:letter-spacing="normal" fo:font-weight="normal" officeooo:rsid="00369a8b" style:font-size-asian="6pt" style:font-size-complex="6pt"/>
    </style:style>
    <style:style style:name="T48" style:family="text">
      <style:text-properties fo:color="#000000" style:font-name="Consolas"/>
    </style:style>
    <style:style style:name="T49" style:family="text">
      <style:text-properties fo:color="#000000" style:font-name="Consolas" fo:font-size="6pt" style:font-size-asian="6pt" style:font-size-complex="6pt"/>
    </style:style>
    <style:style style:name="T50" style:family="text">
      <style:text-properties fo:color="#000000" style:font-name="Consolas" fo:font-size="6pt" officeooo:rsid="00324511" style:font-size-asian="6pt" style:font-size-complex="6pt"/>
    </style:style>
    <style:style style:name="T51" style:family="text">
      <style:text-properties fo:color="#000000" style:font-name="Consolas" fo:font-size="6pt" officeooo:rsid="0034f81b" style:font-size-asian="6pt" style:font-size-complex="6pt"/>
    </style:style>
    <style:style style:name="T52" style:family="text">
      <style:text-properties fo:color="#000000" style:font-name="Consolas" fo:font-size="6pt" officeooo:rsid="00369a8b" style:font-size-asian="6pt" style:font-size-complex="6pt"/>
    </style:style>
    <style:style style:name="T53" style:family="text">
      <style:text-properties fo:color="#000000" style:font-name="Consolas" fo:font-size="6pt" officeooo:rsid="0037736d" style:font-size-asian="6pt" style:font-size-complex="6pt"/>
    </style:style>
    <style:style style:name="T54" style:family="text">
      <style:text-properties fo:color="#000000" style:font-name="Consolas" fo:font-size="6pt" officeooo:rsid="00397a4c" style:font-size-asian="6pt" style:font-size-complex="6pt"/>
    </style:style>
    <style:style style:name="T55" style:family="text">
      <style:text-properties fo:color="#000000" style:font-name="Consolas" fo:font-size="6pt" officeooo:rsid="003a464e" style:font-size-asian="6pt" style:font-size-complex="6pt"/>
    </style:style>
    <style:style style:name="T56" style:family="text">
      <style:text-properties fo:color="#000000" style:font-name="Consolas" fo:font-size="6pt" officeooo:rsid="003be198" style:font-size-asian="6pt" style:font-size-complex="6pt"/>
    </style:style>
    <style:style style:name="T57" style:family="text">
      <style:text-properties fo:color="#000000" style:font-name="Consolas" fo:font-size="6pt" officeooo:rsid="003e6ab5" style:font-size-asian="6pt" style:font-size-complex="6pt"/>
    </style:style>
    <style:style style:name="T58" style:family="text">
      <style:text-properties fo:color="#000000" style:font-name="Consolas" fo:font-size="6pt" officeooo:rsid="0043746f" style:font-size-asian="6pt" style:font-size-complex="6pt"/>
    </style:style>
    <style:style style:name="T59" style:family="text">
      <style:text-properties fo:color="#000000" style:font-name="Consolas" fo:font-size="6pt" officeooo:rsid="00433257" style:font-size-asian="6pt" style:font-size-complex="6pt"/>
    </style:style>
    <style:style style:name="T60" style:family="text">
      <style:text-properties fo:color="#000000" style:font-name="Consolas" fo:font-size="6pt" fo:font-style="italic" officeooo:rsid="0034f81b" style:font-size-asian="6pt" style:font-style-asian="italic" style:font-size-complex="6pt" style:font-style-complex="italic"/>
    </style:style>
    <style:style style:name="T61" style:family="text">
      <style:text-properties fo:color="#000000" style:font-name="Consolas" fo:font-size="6pt" fo:font-style="italic" officeooo:rsid="00369a8b" style:font-size-asian="6pt" style:font-style-asian="italic" style:font-size-complex="6pt" style:font-style-complex="italic"/>
    </style:style>
    <style:style style:name="T62" style:family="text">
      <style:text-properties fo:color="#000000" style:font-name="Consolas" fo:font-size="6pt" fo:font-style="italic" officeooo:rsid="003be198" style:font-size-asian="6pt" style:font-style-asian="italic" style:font-size-complex="6pt" style:font-style-complex="italic"/>
    </style:style>
    <style:style style:name="T63" style:family="text">
      <style:text-properties fo:color="#000000" style:font-name="Consolas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64" style:family="text">
      <style:text-properties fo:color="#000000" style:font-name="Consolas" fo:font-size="6pt" fo:font-weight="bold" style:font-size-asian="6pt" style:font-weight-asian="bold" style:font-size-complex="6pt" style:font-weight-complex="bold"/>
    </style:style>
    <style:style style:name="T65" style:family="text">
      <style:text-properties fo:color="#000000" style:font-name="Consolas" fo:font-size="6pt" fo:font-weight="bold" officeooo:rsid="00397a4c" style:font-size-asian="6pt" style:font-weight-asian="bold" style:font-size-complex="6pt" style:font-weight-complex="bold"/>
    </style:style>
    <style:style style:name="T66" style:family="text">
      <style:text-properties fo:color="#000000" style:font-name="Consolas" fo:font-size="6pt" fo:font-weight="bold" officeooo:rsid="003a464e" style:font-size-asian="6pt" style:font-weight-asian="bold" style:font-size-complex="6pt" style:font-weight-complex="bold"/>
    </style:style>
    <style:style style:name="T67" style:family="text">
      <style:text-properties fo:color="#000000" style:font-name="Consolas" officeooo:rsid="0043746f"/>
    </style:style>
    <style:style style:name="T68" style:family="text">
      <style:text-properties fo:color="#2a00ff" style:font-name="Consolas" fo:font-size="6pt" style:font-size-asian="6pt" style:font-size-complex="6pt"/>
    </style:style>
    <style:style style:name="T69" style:family="text">
      <style:text-properties fo:color="#2a00ff" style:font-name="Consolas" fo:font-size="6pt" fo:font-style="italic" officeooo:rsid="00369a8b" style:font-size-asian="6pt" style:font-style-asian="italic" style:font-size-complex="6pt" style:font-style-complex="italic"/>
    </style:style>
    <style:style style:name="T70" style:family="text">
      <style:text-properties fo:font-size="6pt" style:font-size-asian="6pt" style:font-size-complex="6pt"/>
    </style:style>
    <style:style style:name="T71" style:family="text">
      <style:text-properties style:font-name-asian="NSimSun" style:font-size-asian="8pt" style:font-name-complex="Liberation Mono" style:font-size-complex="8pt"/>
    </style:style>
    <style:style style:name="T72" style:family="text">
      <style:text-properties style:font-name-asian="NSimSun" style:font-name-complex="Liberation Mono"/>
    </style:style>
    <style:style style:name="T73" style:family="text">
      <style:text-properties fo:background-color="#ef413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13"/>
            <table:table table:name="Tabela11" table:style-name="Tabela11">
              <table:table-column table:style-name="Tabela11.A"/>
              <table:table-column table:style-name="Tabela11.B"/>
              <table:table-column table:style-name="Tabela11.C"/>
              <table:table-column table:style-name="Tabela11.D"/>
              <table:table-column table:style-name="Tabela11.E"/>
              <table:table-column table:style-name="Tabela11.F"/>
              <table:table-row>
                <table:table-cell table:style-name="Tabela11.A1" office:value-type="string">
                  <text:p text:style-name="P111"/>
                </table:table-cell>
                <table:table-cell table:style-name="Tabela11.A1" office:value-type="string">
                  <text:p>Class</text:p>
                </table:table-cell>
                <table:table-cell table:style-name="Tabela11.A1" office:value-type="string">
                  <text:p>Package</text:p>
                </table:table-cell>
                <table:table-cell table:style-name="Tabela11.A1" office:value-type="string">
                  <text:p>Subclass(same pkg)</text:p>
                </table:table-cell>
                <table:table-cell table:style-name="Tabela11.A1" office:value-type="string">
                  <text:p>Subclass (diff pkg)</text:p>
                </table:table-cell>
                <table:table-cell table:style-name="Tabela11.F1" office:value-type="string">
                  <text:p>World </text:p>
                </table:table-cell>
              </table:table-row>
              <table:table-row>
                <table:table-cell table:style-name="Tabela11.A2" office:value-type="string">
                  <text:p>public 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F2" office:value-type="string">
                  <text:p text:style-name="P111">+</text:p>
                </table:table-cell>
              </table:table-row>
              <table:table-row>
                <table:table-cell table:style-name="Tabela11.A2" office:value-type="string">
                  <text:p>protected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F2" office:value-type="string">
                  <text:p text:style-name="P111"/>
                </table:table-cell>
              </table:table-row>
              <table:table-row>
                <table:table-cell table:style-name="Tabela11.A2" office:value-type="string">
                  <text:p>no modifier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/>
                </table:table-cell>
                <table:table-cell table:style-name="Tabela11.F2" office:value-type="string">
                  <text:p text:style-name="P111"/>
                </table:table-cell>
              </table:table-row>
              <table:table-row>
                <table:table-cell table:style-name="Tabela11.A2" office:value-type="string">
                  <text:p>private</text:p>
                </table:table-cell>
                <table:table-cell table:style-name="Tabela11.A2" office:value-type="string">
                  <text:p text:style-name="P111">+</text:p>
                </table:table-cell>
                <table:table-cell table:style-name="Tabela11.A2" office:value-type="string">
                  <text:p text:style-name="P111"/>
                </table:table-cell>
                <table:table-cell table:style-name="Tabela11.A2" office:value-type="string">
                  <text:p text:style-name="P111"/>
                </table:table-cell>
                <table:table-cell table:style-name="Tabela11.A2" office:value-type="string">
                  <text:p text:style-name="P111"/>
                </table:table-cell>
                <table:table-cell table:style-name="Tabela11.F2" office:value-type="string">
                  <text:p text:style-name="P111"/>
                </table:table-cell>
              </table:table-row>
            </table:table>
            <text:p text:style-name="P112"><text:span text:style-name="T26"/></text:p>
          </table:table-cell>
        </table:table-row>
        <table:table-row>
          <table:table-cell table:style-name="Tabela1.A2" office:value-type="string"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">PROSTY ENUM</text:p>
                </table:table-cell>
                <table:table-cell table:style-name="Tabela2.B1" office:value-type="string">
                  <text:p text:style-name="P2">ENUM Z WARTOŚCIAMI</text:p>
                </table:table-cell>
              </table:table-row>
              <table:table-row>
                <table:table-cell table:style-name="Tabela2.A2" office:value-type="string">
                  <text:p text:style-name="P4">public enum MealEnum1</text:p>
                  <text:p text:style-name="P4">{</text:p>
                  <text:p text:style-name="P4"><text:s text:c="2"/>PIZZA,</text:p>
                  <text:p text:style-name="P4"><text:s text:c="2"/>HAMBURGER;</text:p>
                  <text:p text:style-name="P4">}</text:p>
                  <text:p text:style-name="P6">toString(): PIZZA</text:p>
                  <text:p text:style-name="P6">name(): PIZZA</text:p>
                  <text:p text:style-name="P6">ordinal: 0;</text:p>
                </table:table-cell>
                <table:table-cell table:style-name="Tabela2.B2" office:value-type="string">
                  <text:p text:style-name="P5">public enum MealEnum3</text:p>
                  <text:p text:style-name="P5">{</text:p>
                  <text:p text:style-name="P5"><text:s text:c="2"/>PIZZA("P"),</text:p>
                  <text:p text:style-name="P5"><text:s text:c="2"/>HAMBURGER("H"); <text:s text:c="3"/></text:p>
                  <text:p text:style-name="P5"><text:s text:c="2"/></text:p>
                  <text:p text:style-name="P5"><text:s text:c="2"/>private String value;</text:p>
                  <text:p text:style-name="P5"><text:s text:c="4"/></text:p>
                  <text:p text:style-name="P5"><text:s text:c="2"/>public String getValue() {</text:p>
                  <text:p text:style-name="P5"><text:s text:c="4"/>return value;</text:p>
                  <text:p text:style-name="P5"><text:s text:c="2"/>}</text:p>
                  <text:p text:style-name="P5"><text:s text:c="2"/>MealEnum3(String val){</text:p>
                  <text:p text:style-name="P5"><text:s text:c="4"/>value = val;</text:p>
                  <text:p text:style-name="P5"><text:s text:c="2"/>}</text:p>
                  <text:p text:style-name="P5">}</text:p>
                  <text:p text:style-name="P7">getValue(): „P”</text:p>
                </table:table-cell>
              </table:table-row>
            </table:table>
            <text:p text:style-name="P55"/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49">ARRAYS</text:p>
                </table:table-cell>
              </table:table-row>
              <table:table-row>
                <table:table-cell table:style-name="Tabela3.A2" office:value-type="string">
                  <text:p text:style-name="P37">String[] stArr1 = new String[2];</text:p>
                  <text:p text:style-name="P37"/>
                  <text:p text:style-name="P37">Arrays.fill(stArr1, "c");</text:p>
                  <text:p text:style-name="P37"/>
                  <text:p text:style-name="P37">String[] stArr2 = {"a", "b"};</text:p>
                  <text:p text:style-name="P37"/>
                  <text:p text:style-name="P32">List&lt;String&gt; stLst2 = Arrays.asList(new String[]{"a", "b"}); <text:span text:style-name="T27">//!! </text:span><text:span text:style-name="T28">Rozmiar listy fixed !!</text:span></text:p>
                  <text:p text:style-name="P32"/>
                  <text:p text:style-name="P32">Stream.of(stArr1). …</text:p>
                  <text:p text:style-name="P32"/>
                  <text:p text:style-name="P32"><text:span text:style-name="T1">Arrays.equals(x, y) </text:span><text:span text:style-name="T2">// Tylko dla one dimension! True gdy dokładnie takie same elementy. Dla obiektów sprawdza adresy.</text:span></text:p>
                  <text:p text:style-name="P32"><text:span text:style-name="T1">Arrays.deepEquals(x, y) </text:span><text:span text:style-name="T2">// Także multi dimension, bo sprawdza w głąb.</text:span></text:p>
                  <text:p text:style-name="P16"/>
                  <text:p text:style-name="P38"><text:span text:style-name="T1">Arrays.stream(x [, startInclusive[, endExclusive]]). </text:span><text:span text:style-name="T2">//abcde: 2,2=’’; 2,4=’cd’; liczone od ‘0’</text:span></text:p>
                  <text:p text:style-name="P17">Arrays.stream(x , start, x.length)</text:p>
                  <text:p text:style-name="P17"/>
                  <text:p text:style-name="P39"><text:span text:style-name="T1">Arrays.stream(intArr1).forEach(a -&gt; System.out.print(a+",")); </text:span><text:span text:style-name="T2">//intArr1 to obiekty Integer</text:span></text:p>
                  <text:p text:style-name="P19"/>
                  <text:p text:style-name="P18">BinaryOperator&lt;Integer&gt; op1 = (a, b) -&gt; a + b + 1;</text:p>
                  <text:p text:style-name="P41"><text:span text:style-name="T4">Arrays.parallelPrefix(intArr1, 2, 5, op1); </text:span><text:span text:style-name="T2">//1 2 3 </text:span><text:span text:style-name="T3">4 5</text:span><text:span text:style-name="T2"> 6 → 1 2 3 </text:span><text:span text:style-name="T3">8 14</text:span><text:span text:style-name="T2"> 6</text:span></text:p>
                </table:table-cell>
              </table:table-row>
            </table:table>
            <text:p text:style-name="P62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table:number-columns-spanned="2" office:value-type="string">
                  <text:p text:style-name="P51">LITERAŁY</text:p>
                </table:table-cell>
                <table:covered-table-cell/>
              </table:table-row>
              <table:table-row table:style-name="Tabela4.2">
                <table:table-cell table:style-name="Tabela4.A2" office:value-type="string">
                  <text:p text:style-name="P26">Liczby pomijają „_” rozdzielący tysiące</text:p>
                  <text:p text:style-name="P24">int/Int – domyślny – brak litery</text:p>
                  <text:p text:style-name="P25">Long – dla Long konieczne l/L</text:p>
                  <text:p text:style-name="P25">long - dla long niekonieczne</text:p>
                  <text:p text:style-name="P59"><text:span text:style-name="T6">Float –</text:span><text:span text:style-name="T7"> </text:span><text:span text:style-name="T8">dla Float </text:span><text:span text:style-name="T7">konieczne f/F</text:span></text:p>
                  <text:p text:style-name="P60"><text:span text:style-name="T6">float </text:span><text:span text:style-name="T8">- dla float niekonieczne</text:span></text:p>
                  <text:p text:style-name="P61"><text:span text:style-name="T6">d</text:span><text:span text:style-name="T5">ouble/Double – domyślny – możliwe </text:span><text:span text:style-name="T8">d</text:span><text:span text:style-name="T5">/</text:span><text:span text:style-name="T8">D, </text:span></text:p>
                  <text:p text:style-name="P20"/>
                  <text:p text:style-name="P21">\b → \u0008: backspace BS </text:p>
                  <text:p text:style-name="P21">\t → \u0009: horizontal tab HT </text:p>
                  <text:p text:style-name="P21">\n → \u000a: linefeed LF </text:p>
                  <text:p text:style-name="P21">\f → \u000c: form feed FF </text:p>
                  <text:p text:style-name="P21">\r → \u000d: carriage return CR </text:p>
                  <text:p text:style-name="P21">\" → \u0022: double quote " </text:p>
                  <text:p text:style-name="P21">\' → \u0027: single quote ' </text:p>
                  <text:p text:style-name="P21">\\ → \u005c: backslash \ </text:p>
                </table:table-cell>
                <table:table-cell table:style-name="Tabela4.B2" office:value-type="string">
                  <text:p text:style-name="P21">1_1 → 11, 12_344 → 12344</text:p>
                  <text:p text:style-name="P22">2, 0372, 0xDada_Cafe</text:p>
                  <text:p text:style-name="P35"><text:span text:style-name="T21">0</text:span><text:span text:style-name="T23">L</text:span><text:span text:style-name="T21">, 0777L, 0xC0B0L, </text:span><text:span text:style-name="T24">123</text:span></text:p>
                  <text:p text:style-name="P23">jw. + 123</text:p>
                  <text:p text:style-name="P35"><text:span text:style-name="T21">1e1f, 2.f, .3f, 0f, 3.14f, 6.027e+3f</text:span><text:span text:style-name="T22">3, </text:span><text:span text:style-name="T24">0.123</text:span></text:p>
                  <text:p text:style-name="P36"><text:span text:style-name="T22">jw.</text:span><text:span text:style-name="T21"> + 0.123</text:span></text:p>
                  <text:p text:style-name="P63">1e1, 2., .3, 0.0, 1D, 3.14, 1e-9d, 1e137</text:p>
                  <text:p text:style-name="P20"/>
                </table:table-cell>
              </table:table-row>
            </table:table>
            <text:p text:style-name="P3"/>
            <text:p text:style-name="P3"/>
          </table:table-cell>
        </table:table-row>
        <table:table-row table:style-name="Tabela1.4">
          <table:table-cell table:style-name="Tabela1.A1" office:value-type="string">
            <text:p text:style-name="P31"/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p text:style-name="P50">toString()</text:p>
                </table:table-cell>
              </table:table-row>
              <table:table-row table:style-name="Tabela6.2">
                <table:table-cell table:style-name="Tabela6.A2" office:value-type="string">
                  <text:p text:style-name="P27">Obiekty liczbowe = typy proste</text:p>
                  <text:p text:style-name="P27">int x = 3; → ‘3’</text:p>
                  <text:p text:style-name="P27">double/<text:span text:style-name="T29">float</text:span> x = 3; → ‘3.<text:span text:style-name="T29">0’</text:span></text:p>
                  <text:p text:style-name="P28">double/<text:span text:style-name="T29">float</text:span> x = 3.<text:span text:style-name="T29">00</text:span>; → ‘3.<text:span text:style-name="T29">0’</text:span></text:p>
                  <text:p text:style-name="P29">float 3.0000001; → ‘3.0000001’</text:p>
                  <text:p text:style-name="P29">float 3.00000001; → ‘3.0’ </text:p>
                  <text:p text:style-name="P29"/>
                  <text:p text:style-name="P30">int[] a1 = new int[2]; → [I@641856</text:p>
                  <text:p text:style-name="P30">Integer[] a2 = new Integer[2]; → [Ljava.lang.Integer;@1b58ff9e</text:p>
                  <text:p text:style-name="P29"/>
                  <text:p text:style-name="P29">Object x = null; → ‘null’</text:p>
                  <text:p text:style-name="P30">TestClass t1 = new TestClass(); → <text:s/>[package].<text:a xlink:type="simple" xlink:href="mailto:ToStringTest$TestClass@641856" text:style-name="Internet_20_link" text:visited-style-name="Visited_20_Internet_20_Link">ToStringTest$TestClass@641856</text:a></text:p>
                  <text:p text:style-name="P30"/>
                  <text:p text:style-name="P30">@Override</text:p>
                  <text:p text:style-name="P30">public String toString() {</text:p>
                  <text:p text:style-name="P30"><text:s text:c="2"/>return "...”;</text:p>
                  <text:p text:style-name="P30"><text:soft-page-break/>}</text:p>
                </table:table-cell>
              </table:table-row>
            </table:table>
            <text:p text:style-name="P31"/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52">TransactionT<text:span text:style-name="T34">e</text:span>mplate</text:p>
                </table:table-cell>
              </table:table-row>
              <table:table-row>
                <table:table-cell table:style-name="Tabela7.A2" office:value-type="string">
                  <text:p text:style-name="P8"><text:span text:style-name="Source_20_Text"><text:span text:style-name="T10">* TransactionTemplate </text:span></text:span><text:span text:style-name="Source_20_Text"><text:span text:style-name="T11">TT</text:span></text:span><text:span text:style-name="Source_20_Text"><text:span text:style-name="T10"> może przeplatać się z @Transactional (zakładam, ze ob mają ten sam PlatformTransactionManager)</text:span></text:span></text:p>
                  <text:p text:style-name="P57"><text:span text:style-name="Source_20_Text"><text:span text:style-name="T15">* W Lambda </text:span></text:span><text:span text:style-name="Source_20_Text"><text:span text:style-name="T16">można wywoływać @Transactional i będą respektować typy PROPAGATION</text:span></text:span></text:p>
                  <text:p text:style-name="P57"><text:span text:style-name="Source_20_Text"><text:span text:style-name="T16">* </text:span></text:span><text:span text:style-name="Source_20_Text"><text:span text:style-name="T17">TT samoczynnie wykonuje na koniec Commit lub Rollback</text:span></text:span></text:p>
                  <text:p text:style-name="P57"><text:span text:style-name="Source_20_Text"><text:span text:style-name="T16"/></text:span></text:p>
                  <text:p text:style-name="P57">Wykonuje kod pod transakcją</text:p>
                  <text:p text:style-name="P33">@Autowired<text:tab/>TransactionTemplate tt;</text:p>
                  <text:p text:style-name="P34">@Autowired<text:tab/>EntityManager em;</text:p>
                  <text:p text:style-name="P33">…</text:p>
                  <text:p text:style-name="P33">tt.execute( status → {</text:p>
                  <text:p text:style-name="P33"><text:span text:style-name="T30"><text:s text:c="2"/></text:span>em...</text:p>
                  <text:p text:style-name="P33"><text:s text:c="2"/>return null; <text:span text:style-name="T31">- zwracanie wartości jest konieczne</text:span></text:p>
                  <text:p text:style-name="P33">});</text:p>
                  <text:p text:style-name="P34">status.setRollbackOnly(); //ustawia rollback</text:p>
                  <text:p text:style-name="P34"/>
                  <text:p text:style-name="P58">Customowa inicjalizacji <text:span text:style-name="T33">TransactionT</text:span><text:span text:style-name="T32">e</text:span><text:span text:style-name="T33">mplate</text:span></text:p>
                  <text:p text:style-name="P10"><text:span text:style-name="Source_20_Text"><text:span text:style-name="T18">* PlatformTransactionManager wpływa na transakcje, czyli jeśli będą różne dla różnych </text:span></text:span><text:span text:style-name="Source_20_Text"><text:span text:style-name="T19">TT</text:span></text:span><text:span text:style-name="Source_20_Text"><text:span text:style-name="T18">, to mogą być problemy z transakcjami działającymi równocześnie (REQUIRES_NEW)</text:span></text:span></text:p>
                  <text:p text:style-name="P9"><text:span text:style-name="Source_20_Text"><text:span text:style-name="T10"/></text:span></text:p>
                  <text:p text:style-name="P10"><text:span text:style-name="Source_20_Text"><text:span text:style-name="T15">@Autowired private PlatformTransactionManager tm;</text:span></text:span></text:p>
                  <text:p text:style-name="P10"><text:span text:style-name="Source_20_Text"><text:span text:style-name="T15">…</text:span></text:span></text:p>
                  <text:p text:style-name="P10"><text:span text:style-name="Source_20_Text"><text:span text:style-name="T15">transactionTemplate =</text:span></text:span><text:span text:style-name="Source_20_Text"><text:span text:style-name="T25"> new </text:span></text:span><text:span text:style-name="Source_20_Text"><text:span text:style-name="T15">TransactionTemplate(tm);</text:span></text:span></text:p>
                  <text:p text:style-name="P10"><text:span text:style-name="Source_20_Text"><text:span text:style-name="T14">transactionTemplate.setIsolationLevel(TransactionDefinition.ISOLATION_REPEATABLE_READ);</text:span></text:span></text:p>
                  <text:p text:style-name="P10"><text:span text:style-name="Source_20_Text"><text:span text:style-name="T14">transactionTemplate.setPropagationBehavior(TransactionDefinition.PROPAGATION_REQUIRES_NEW); </text:span></text:span></text:p>
                  <text:p text:style-name="P10"><text:span text:style-name="Source_20_Text"><text:span text:style-name="T14">transactionTemplate.setTimeout(</text:span></text:span><text:span text:style-name="Source_20_Text"><text:span text:style-name="T15">1000);</text:span></text:span></text:p>
                  <text:p text:style-name="P12"><text:span text:style-name="Source_20_Text"><text:span text:style-name="T15">transactionTemplate.setReadOnly(true); //ustawia optymalizację do transakcji read-only</text:span></text:span></text:p>
                  <text:p text:style-name="P14"><text:span text:style-name="Source_20_Text"><text:span text:style-name="T20">Commit / Rollback</text:span></text:span></text:p>
                  <text:p text:style-name="P14"><text:span text:style-name="Source_20_Text"><text:span text:style-name="T13">* Po wymuszeniu Commit lub Rollback nie można kontynuować wlewania w zakończonej transakcji</text:span></text:span></text:p>
                  <text:p text:style-name="P11"><text:span text:style-name="Source_20_Text"><text:span text:style-name="T15">@Autowired private PlatformTransactionManager tm;</text:span></text:span></text:p>
                  <text:p text:style-name="P13"><text:span text:style-name="Source_20_Text"><text:span text:style-name="T9">…</text:span></text:span></text:p>
                  <text:p text:style-name="P15"><text:span text:style-name="Source_20_Text"><text:span text:style-name="T9">status → {… </text:span></text:span></text:p>
                  <text:p text:style-name="P15"><text:span text:style-name="Source_20_Text"><text:span text:style-name="T9"><text:s text:c="2"/></text:span></text:span><text:span text:style-name="Source_20_Text"><text:span text:style-name="T12">tm</text:span></text:span><text:span text:style-name="Source_20_Text"><text:span text:style-name="T9">.rollback(status); </text:span></text:span></text:p>
                  <text:p text:style-name="P15"><text:span text:style-name="Source_20_Text"><text:span text:style-name="T12">}</text:span></text:span></text:p>
                </table:table-cell>
              </table:table-row>
            </table:table>
            <text:p text:style-name="P31"/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p text:style-name="P56">Generics</text:p>
                </table:table-cell>
              </table:table-row>
              <table:table-row>
                <table:table-cell table:style-name="Tabela8.A2" office:value-type="string">
                  <text:p text:style-name="P40">Postawy. </text:p>
                  <text:p text:style-name="P42">T rozszerza String i implementuje Iterator</text:p>
                  <text:p text:style-name="P45">public static &lt;T extends String<text:span text:style-name="T35">{klasa}</text:span> <text:span text:style-name="T35">&amp; Iterator{interface}</text:span>, W&gt; void GenericTest1(T t, W w) {...}<text:tab/></text:p>
                  <text:p text:style-name="P45"/>
                  <text:p text:style-name="P47">? <text:span text:style-name="T35">- wildcard</text:span></text:p>
                  <text:p text:style-name="P43">W Java Każda klasa (X) pochodzi od Object, ale List&lt;X&gt; NIE POCHODZI od List&lt;Object&gt;, dlatego <text:span text:style-name="T36">za &lt;T extends List&lt;Object&gt;&gt; NIE MOŻNA podstawić np. List&lt;String&gt;. Można to pominąć używając „?”</text:span></text:p>
                  <text:p text:style-name="P46">public void genericTest2(List&lt;? extends Object&gt; t) {...}</text:p>
                  <text:p text:style-name="P44"/>
                </table:table-cell>
              </table:table-row>
            </table:table>
            <text:p text:style-name="P31"/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53">Interfejsy funkcyjne <text:span text:style-name="T46">(IF)</text:span></text:p>
                </table:table-cell>
              </table:table-row>
              <table:table-row>
                <table:table-cell table:style-name="Tabela9.A2" office:value-type="string">
                  <text:p text:style-name="P64">java.util.function.*</text:p>
                  <text:p text:style-name="P64"/>
                  <text:p text:style-name="P74">Definiowanie funkcji</text:p>
                  <text:p text:style-name="P65">Function&lt;Integer, Integer&gt; funct = i -&gt; i++; </text:p>
                  <text:p text:style-name="P65"/>
                  <text:p text:style-name="P75">Używanie <text:span text:style-name="T41">FI</text:span></text:p>
                  <text:p text:style-name="P66">public void funcIntTest(Function&lt;Integer, Integer&gt; f, Integer a, Integer b) {</text:p>
                  <text:p text:style-name="P65"><text:s text:c="2"/>b = f.apply(a); /<text:span text:style-name="T37">Każdy interface ma własną funkcję, „Function” ma „apply”</text:span></text:p>
                  <text:p text:style-name="P65">}</text:p>
                  <text:p text:style-name="P65">...</text:p>
                  <text:p text:style-name="P66">funcIntTest<text:span text:style-name="T45">(func, 1, 2);</text:span></text:p>
                  <text:p text:style-name="P67">funcIntTest(i -&gt; i++, 1, 2);</text:p>
                  <text:p text:style-name="P65"/>
                  <text:p text:style-name="P77">Implementacja <text:span text:style-name="T42">FI</text:span></text:p>
                  <text:p text:style-name="P70">class ImplPredicateInteger implements Predicate&lt;Integer&gt;{</text:p>
                  <text:p text:style-name="P70"><text:s text:c="2"/>@Override</text:p>
                  <text:p text:style-name="P70"><text:s text:c="2"/>public boolean test(Integer t) {...}<text:tab/><text:tab/></text:p>
                  <text:p text:style-name="P70">}</text:p>
                  <text:p text:style-name="P70"><text:tab/></text:p>
                  <text:p text:style-name="P70">class ImplPredicateT&lt;T&gt; implements Predicate&lt;T&gt;{</text:p>
                  <text:p text:style-name="P70"><text:s text:c="2"/>@Override</text:p>
                  <text:p text:style-name="P70"><text:s text:c="2"/>public boolean test(T arg0) {...}<text:tab/><text:tab/></text:p>
                  <text:p text:style-name="P70">}</text:p>
                  <text:p text:style-name="P65"/>
                  <text:p text:style-name="P76"><text:span text:style-name="T41">FI</text:span> dostarczone z Java</text:p>
                  <table:table table:name="Tabela10" table:style-name="Tabela10">
                    <table:table-column table:style-name="Tabela10.A"/>
                    <table:table-column table:style-name="Tabela10.B"/>
                    <table:table-row table:style-name="Tabela10.1">
                      <table:table-cell table:style-name="Tabela10.A1" office:value-type="string">
                        <text:p text:style-name="P72">Function&lt;T,R&gt;</text:p>
                      </table:table-cell>
                      <table:table-cell table:style-name="Tabela10.A1" office:value-type="string">
                        <text:p text:style-name="P71">R=apply(T) - przyjmyje obiekt T i Oddaje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3">BiFunction&lt;T,R,U&gt;</text:p>
                      </table:table-cell>
                      <table:table-cell table:style-name="Tabela10.A1" office:value-type="string">
                        <text:p text:style-name="P73">jak Function, ale przyjmyje 2 obiekty</text:p>
                      </table:table-cell>
                    </table:table-row>
                    <table:table-row>
                      <table:table-cell table:style-name="Tabela10.A1" office:value-type="string">
                        <text:p text:style-name="P79">UnaryOperator&lt;T&gt;</text:p>
                      </table:table-cell>
                      <table:table-cell table:style-name="Tabela10.A1" office:value-type="string">
                        <text:p text:style-name="P80">jak function, ale T =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3"><text:span text:style-name="T38">Binary</text:span><text:span text:style-name="T39">Operator&lt;T&gt;</text:span></text:p>
                      </table:table-cell>
                      <table:table-cell table:style-name="Tabela10.A1" office:value-type="string">
                        <text:p text:style-name="P73"><text:span text:style-name="T38">jak </text:span>BiFunction<text:span text:style-name="T38">, ale T = R = U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72"><text:span text:style-name="T38">Predicate</text:span><text:span text:style-name="T39">&lt;T&gt;</text:span></text:p>
                      </table:table-cell>
                      <table:table-cell table:style-name="Tabela10.A1" office:value-type="string">
                        <text:p text:style-name="P72"><text:span text:style-name="T40">bool</text:span><text:span text:style-name="T39">=test(T) – przyjmuje obiekt T i oddaje </text:span><text:span text:style-name="T40">boolean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48">Supplier&lt;T&gt;</text:p>
                      </table:table-cell>
                      <table:table-cell table:style-name="Tabela10.A1" office:value-type="string">
                        <text:p text:style-name="P48">T=get() - nie przyjmuje, ale oddaje, taki generator</text:p>
                      </table:table-cell>
                    </table:table-row>
                    <table:table-row>
                      <table:table-cell table:style-name="Tabela10.A1" office:value-type="string">
                        <text:p text:style-name="P48">Consumer&lt;T&gt;</text:p>
                      </table:table-cell>
                      <table:table-cell table:style-name="Tabela10.A1" office:value-type="string">
                        <text:p text:style-name="P48">void=accept(T) – przyjmuje i coś robi, ale nic nie oddaje</text:p>
                      </table:table-cell>
                    </table:table-row>
                  </table:table>
                  <text:p text:style-name="P65"/>
                  <text:p text:style-name="P78"><text:span text:style-name="T39">T</text:span><text:span text:style-name="T38">worzenie nowego FI</text:span></text:p>
                  <text:p text:style-name="P81">@FunctionalInterface</text:p>
                  <text:p text:style-name="P81">public interface CustomFunctionalInterface&lt;T&gt; {</text:p>
                  <text:p text:style-name="P81"><text:tab/>public T change(T t);</text:p>
                  <text:p text:style-name="P82">}</text:p>
                  <text:p text:style-name="P84"/>
                  <text:p text:style-name="P81">@FunctionalInterface</text:p>
                  <text:p text:style-name="P81">public interface CustomFunctionalInterface&lt;T&gt; {</text:p>
                  <text:p text:style-name="P81"><text:soft-page-break/><text:tab/>public T change(T t);</text:p>
                  <text:p text:style-name="P81">}</text:p>
                  <text:p text:style-name="P68"/>
                  <text:p text:style-name="P69"><text:span text:style-name="T44">U</text:span><text:span text:style-name="T43">życie</text:span><text:span text:style-name="T38"> </text:span></text:p>
                  <text:p text:style-name="P83">CustomFunctionalInterface ff ↔ CustomFunctionalInterface&lt;Object&gt; ff</text:p>
                  <text:p text:style-name="P83">CustomFunctionalInterface&lt;String&gt; ff</text:p>
                </table:table-cell>
              </table:table-row>
            </table:table>
            <text:p text:style-name="P31"/>
            <text:p text:style-name="P31"/>
          </table:table-cell>
        </table:table-row>
        <table:table-row>
          <table:table-cell table:style-name="Tabela1.A2" office:value-type="string">
            <text:p text:style-name="P55"/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p text:style-name="P54">Validation</text:p>
                </table:table-cell>
              </table:table-row>
              <table:table-row>
                <table:table-cell table:style-name="Tabela5.A2" office:value-type="string">
                  <text:list xml:id="list3756634137" text:style-name="L1">
                    <text:list-item>
                      <text:p text:style-name="P85">'javax.validation:validation-api:2.0.0.Final'</text:p>
                    </text:list-item>
                  </text:list>
                  <text:list xml:id="list239476244" text:style-name="L2">
                    <text:list-item>
                      <text:p text:style-name="P87"><text:span text:style-name="T68">'org.springframework.boot:spring-boot-starter-actuator'</text:span><text:span text:style-name="T49"> – </text:span><text:span text:style-name="T50">konieczny dla podpowiedzi w Ecplips</text:span><text:span text:style-name="T53">e</text:span></text:p>
                    </text:list-item>
                    <text:list-item>
                      <text:p text:style-name="P87"><text:span text:style-name="T52">implementacja javax.validation:validation-api. Brak powoduje:</text:span><text:span text:style-name="T51"> </text:span><text:span text:style-name="T60">javax.validation.NoProviderFoundException: Unable to create a Configuration, because no Bean Validation provider could be found. Add a provider like Hibernate Validator (RI) to your classpath.</text:span></text:p>
                      <text:p text:style-name="P87"><text:span text:style-name="T68">'org.hibernate.validator:hibernate-validator:6.0.2.Final' </text:span><text:span text:style-name="T49"><text:s/></text:span></text:p>
                      <text:p text:style-name="P87"><text:span text:style-name="T69">'org.hibernate.validator:hibernate-validator-annotation-processor:6.0.2.Final'</text:span><text:span text:style-name="T61"> </text:span></text:p>
                    </text:list-item>
                    <text:list-item>
                      <text:p text:style-name="P88"><text:span text:style-name="T52">implementacja SpEL. Brak powoduje: </text:span><text:span text:style-name="Emphasis"><text:span text:style-name="T47">HV000183: Unable to load ‘javax.el.ExpressionFactory'. Check that you have the EL dependencies on the classpath, or use ParameterMessageInterpolator instead</text:span></text:span><text:span text:style-name="T52"> <text:s/></text:span></text:p>
                      <text:p text:style-name="P86">'javax.el:javax.el-api:3.0.0'</text:p>
                      <text:p text:style-name="P86">'org.glassfish.web:javax.el:2.2.6'</text:p>
                      <text:p text:style-name="P86"/>
                    </text:list-item>
                    <text:list-item>
                      <text:p text:style-name="P98"><text:span text:style-name="T52">@</text:span><text:span text:style-name="T49">[</text:span><text:span text:style-name="T52">Not</text:span><text:span text:style-name="T49">]</text:span><text:span text:style-name="T52">Null() </text:span></text:p>
                      <text:p text:style-name="P99"><text:span text:style-name="T52">@Assert</text:span><text:span text:style-name="T49">[</text:span><text:span text:style-name="T52">True/</text:span><text:span text:style-name="T49">False]</text:span><text:span text:style-name="T52">() </text:span><text:span text:style-name="T54">- </text:span><text:span text:style-name="T56">{nullOk} -</text:span><text:span text:style-name="T54"> dla </text:span><text:span text:style-name="T65">boolean</text:span></text:p>
                      <text:p text:style-name="P100"><text:span text:style-name="T52">@Size() </text:span><text:span text:style-name="T54">- </text:span><text:span text:style-name="T56">{nullOk} -</text:span><text:span text:style-name="T54"> liczba elementów. </text:span><text:span text:style-name="T57">Ustaewienie tylko max=2 oznacza (0,2). Dla pustych param zawsze spełnia</text:span><text:span text:style-name="T54">: </text:span><text:span text:style-name="T65">stringi</text:span><text:span text:style-name="T54"> i </text:span><text:span text:style-name="T65">kolekcje</text:span></text:p>
                      <text:p text:style-name="P102"><text:span text:style-name="T54">@NotEmpty</text:span><text:span text:style-name="T49">()</text:span><text:span text:style-name="T54"> –</text:span><text:span text:style-name="T49"> jw, ale sprawdza czy zero</text:span></text:p>
                      <text:p text:style-name="P100"><text:span text:style-name="T52">@</text:span><text:span text:style-name="T54">[</text:span><text:span text:style-name="T52">Min/</text:span><text:span text:style-name="T54">Max]</text:span><text:span text:style-name="T52">(</text:span><text:span text:style-name="T54">x</text:span><text:span text:style-name="T52">) </text:span><text:span text:style-name="T54">- </text:span><text:span text:style-name="T56">{nullOk} -</text:span><text:span text:style-name="T54"> </text:span><text:span text:style-name="T55">większ od </text:span><text:span text:style-name="T54">min / </text:span><text:span text:style-name="T55">mniejsze od </text:span><text:span text:style-name="T54">max. </text:span><text:span text:style-name="T65">TYLKO liczby całkowite</text:span></text:p>
                      <text:p text:style-name="P103"><text:span text:style-name="T49">Decimal[Min/Max] - </text:span><text:span text:style-name="T56">{nullOk} -</text:span><text:span text:style-name="T49"> </text:span><text:span text:style-name="T55">jw, ale pozwala na sprawdzanie </text:span><text:span text:style-name="T66">stringowej</text:span><text:span text:style-name="T55"> reprezentacji. Inclusive zawiaduje &lt; czy &lt;=</text:span></text:p>
                      <text:p text:style-name="P102"><text:span text:style-name="T49">@NotBlank – nie null i przynajmniej jeden niebiały znak: </text:span><text:span text:style-name="T64">stringi</text:span></text:p>
                      <text:p text:style-name="P102"><text:span text:style-name="T49">@Positive[OrZero] / @Negative[OrZero] - x&gt;=0 / x&lt;=0: </text:span><text:span text:style-name="T64">liczby całkowite</text:span><text:span text:style-name="T49"> i </text:span><text:span text:style-name="T64">ułamki</text:span></text:p>
                      <text:p text:style-name="P103"><text:span text:style-name="T49">@Past[OrPresent] / @Future[OrPresent] - </text:span><text:span text:style-name="T56">{nullOk} - </text:span><text:span text:style-name="T49">jw, ale dla </text:span><text:span text:style-name="T64">date</text:span><text:span text:style-name="T49">/</text:span><text:span text:style-name="T64">time</text:span></text:p>
                      <text:p text:style-name="P101"><text:span text:style-name="T52">@Email() </text:span><text:span text:style-name="T54">- czy poprawny adres email</text:span></text:p>
                    </text:list-item>
                    <text:list-item>
                      <text:p text:style-name="P104">Używanie</text:p>
                      <text:p text:style-name="P105">ValidatorFactory factory = Validation.buildDefaultValidatorFactory();</text:p>
                      <text:p text:style-name="P106">Validator validator = factory.getValidator();</text:p>
                      <text:p text:style-name="P108"><text:span text:style-name="T54">Set&lt;ConstraintViolation&lt; </text:span><text:span text:style-name="T63">class </text:span><text:span text:style-name="T54">&gt;&gt; res = validator.validate( </text:span><text:span text:style-name="T63">object </text:span><text:span text:style-name="T54">);</text:span></text:p>
                      <text:p text:style-name="P105">if (res.size() &gt; 0) {</text:p>
                      <text:list>
                        <text:list-header>
                          <text:p text:style-name="P105">for (ConstraintViolation&lt;ValidatedObj&gt; violation : res) {</text:p>
                          <text:list>
                            <text:list-header>
                              <text:p text:style-name="P105">violation.getMessage(); </text:p>
                              <text:p text:style-name="P109"><text:span text:style-name="T54">//</text:span><text:span text:style-name="T49">getPropertyPath() - nazwa sprawdzanego obiektu</text:span></text:p>
                              <text:p text:style-name="P107">//Value – wartość obiektu</text:p>
                            </text:list-header>
                          </text:list>
                          <text:p text:style-name="P105">}</text:p>
                        </text:list-header>
                      </text:list>
                      <text:p text:style-name="P105">}</text:p>
                    </text:list-item>
                    <text:list-item>
                      <text:p text:style-name="P89">Sprawdzać można obiekty i obiekty proste</text:p>
                    </text:list-item>
                    <text:list-item>
                      <text:p text:style-name="P90">Wszystkie powyższe jako parametry przyjmuje „message”, „groups” i „payload”</text:p>
                    </text:list-item>
                    <text:list-item>
                      <text:p text:style-name="P92"><text:span text:style-name="T49">J</text:span><text:span text:style-name="T56">esli typ nieodpowiedni do walidacji to i tak się skompilue, ale na walidacę wyskoczy: „</text:span><text:span text:style-name="T62">javax.validation.UnexpectedTypeException: HV000030: No validator could be found for constraint 'javax.validation.constraints.Email' validating type 'java.lang.Integer'. Check configuration for 'i5'</text:span><text:span text:style-name="T56">”</text:span></text:p>
                    </text:list-item>
                    <text:list-item>
                      <text:p text:style-name="P93"><text:span text:style-name="T56">G</text:span><text:span text:style-name="T49">roups – grupuje constainty i pozwala spawdzać tylko constrainty z wybranych grup. Grypy wyznaczany przez interface</text:span></text:p>
                      <text:p text:style-name="P93"><text:span text:style-name="T49">public interface ValGroup1 {</text:span><text:span text:style-name="T63">pusty</text:span><text:span text:style-name="T49">}</text:span></text:p>
                      <text:p text:style-name="P91">...</text:p>
                      <text:p text:style-name="P91">@Max(value = 2, groups = ValGroup1.class)</text:p>
                      <text:p text:style-name="P91">@Email(groups = {ValGroup1.class, ValGroup2.class})</text:p>
                      <text:p text:style-name="P91">... </text:p>
                      <text:p text:style-name="P94"><text:span text:style-name="T49">res = validator.validate(</text:span><text:span text:style-name="T63">object</text:span><text:span text:style-name="T49">, ValGroup1.class, ValGroup2.class);</text:span></text:p>
                    </text:list-item>
                    <text:list-item>
                      <text:p text:style-name="P95"><text:span text:style-name="T59">Payload – zaawansowana obsługa constraintów, </text:span><text:span text:style-name="T58">np. dodatkowe akcje (jakiś println) lub po prosty jako znacznik i sprawdzenie czy dany violation „zawiera znacznik” </text:span><text:a xlink:type="simple" xlink:href="https://www.logicbig.com/how-to/code-snippets/jcode-bean-validation-javax-validation-payload.html" text:style-name="Internet_20_link" text:visited-style-name="Visited_20_Internet_20_Link"><text:span text:style-name="T70">https://www.logicbig.com/how-to/code-snippets/jcode-bean-validation-javax-validation-payload.html</text:span></text:a></text:p>
                    </text:list-item>
                    <text:list-item>
                      <text:p text:style-name="P95"><text:span text:style-name="T58">Custom constraints - </text:span><text:a xlink:type="simple" xlink:href="https://docs.jboss.org/hibernate/validator/4.1/reference/en-US/html/validator-customconstraints.html#validator-customconstraints-constraintannotation" text:style-name="Internet_20_link" text:visited-style-name="Visited_20_Internet_20_Link"><text:span text:style-name="T70">https://docs.jboss.org/hibernate/validator/4.1/reference/en-US/html/validator-customconstraints.html#validator-customconstraints-constraintannotation</text:span></text:a><text:span text:style-name="T49"> </text:span></text:p>
                      <text:p text:style-name="P96"><text:tab/></text:p>
                    </text:list-item>
                  </text:list>
                </table:table-cell>
              </table:table-row>
            </table:table>
            <text:p text:style-name="P55"/>
            <text:p text:style-name="P5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arial" svg:font-family="arial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style:shadow="none" text:number-lines="false" text:line-number="0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55:40.661000000</meta:creation-date>
    <dc:date>2019-11-15T11:31:18.443000000</dc:date>
    <meta:editing-duration>PT3H40M57S</meta:editing-duration>
    <meta:editing-cycles>22</meta:editing-cycles>
    <meta:generator>LibreOffice/5.4.3.2$Windows_x86 LibreOffice_project/92a7159f7e4af62137622921e809f8546db437e5</meta:generator>
    <meta:document-statistic meta:table-count="11" meta:image-count="0" meta:object-count="0" meta:page-count="3" meta:paragraph-count="226" meta:word-count="1058" meta:character-count="8177" meta:non-whitespace-character-count="7278"/>
  </office:meta>
</office:document-meta>
</file>